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25e8a" officeooo:paragraph-rsid="00125e8a"/>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Standard">
      <style:text-properties officeooo:rsid="00125e8a" officeooo:paragraph-rsid="00125e8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Project Title:</text:span> <text:span text:style-name="Emphasis">The Constant</text:span> – A Video Game Made in Python</text:p>
      <text:p text:style-name="Text_20_body"><text:span text:style-name="Strong_20_Emphasis">Team Name:</text:span> <text:span text:style-name="Emphasis">Undesignated</text:span></text:p>
      <text:p text:style-name="Text_20_body"><text:span text:style-name="Strong_20_Emphasis">Team Members:</text:span></text:p>
      <text:list text:style-name="L1">
        <text:list-item>
          <text:p text:style-name="P2"><text:span text:style-name="Strong_20_Emphasis">Sudharshan Sambathkumar</text:span> (CB.SC.U4CSE24151)</text:p>
        </text:list-item>
        <text:list-item>
          <text:p text:style-name="P2"><text:span text:style-name="Strong_20_Emphasis">Abhinav Raghavendran</text:span> (CB.SC.U4CSE24103)</text:p>
        </text:list-item>
        <text:list-item>
          <text:p text:style-name="P3"><text:span text:style-name="Strong_20_Emphasis">Abhijit M I </text:span>(CB.SC.U4CSE24102)</text:p>
        </text:list-item>
      </text:list>
      <text:h text:style-name="Heading_20_3" text:outline-level="3"><text:span text:style-name="Strong_20_Emphasis">Problem Statement<text:tab/></text:span></text:h>
      <text:p text:style-name="Text_20_body">The video game industry is undergoing a significant shift, with small indie developers increasingly challenging the dominance of established AAA studios. Despite the growing accessibility of game development tools, many aspiring developers are discouraged by perceived technical and financial barriers.</text:p>
      <text:h text:style-name="Heading_20_3" text:outline-level="3"><text:span text:style-name="Strong_20_Emphasis">Proposed Solution</text:span></text:h>
      <text:p text:style-name="Text_20_body"><text:span text:style-name="Emphasis">The Constant</text:span> is a project designed to demonstrate the feasibility of game development using Python and Pygame. By showcasing the process of creating a functional game with accessible tools, we aim to encourage more individuals to explore their passion for game development.</text:p>
      <text:h text:style-name="Heading_20_3" text:outline-level="3"><text:span text:style-name="Strong_20_Emphasis">Technologies Used</text:span></text:h>
      <text:list text:style-name="L2">
        <text:list-item>
          <text:p text:style-name="P4">Python</text:p>
        </text:list-item>
        <text:list-item>
          <text:p text:style-name="P5">Pygame</text:p>
        </text:list-item>
      </text:list>
      <text:h text:style-name="Heading_20_3" text:outline-level="3"><text:span text:style-name="Strong_20_Emphasis">Innovation and Impact</text:span></text:h>
      <text:p text:style-name="Text_20_body">While the technological innovation in this project may be minimal, its impact lies in its educational value. By illustrating the simplicity and accessibility of game development, <text:span text:style-name="Emphasis">The Constant</text:span> aspires to inspire future developers to embark on their own creative journeys.</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2T20:05:33.609000000</meta:creation-date>
    <dc:date>2025-03-02T20:14:56.866000000</dc:date>
    <meta:editing-duration>PT8M56S</meta:editing-duration>
    <meta:editing-cycles>2</meta:editing-cycles>
    <meta:generator>LibreOffice/24.8.5.1$Windows_X86_64 LibreOffice_project/8e3f91296d65a47712b8a390b4731fa5a2f6c9af</meta:generator>
    <meta:print-date>2025-03-02T20:13:18.363000000</meta:print-date>
    <meta:printed-by>PDF files</meta:printed-by>
    <meta:document-statistic meta:table-count="0" meta:image-count="0" meta:object-count="0" meta:page-count="1" meta:paragraph-count="15" meta:word-count="163" meta:character-count="1139" meta:non-whitespace-character-count="994"/>
  </office:meta>
</office:document-meta>
</file>